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Bo’s Group Reflection</text:p>
      <text:p text:style-name="Standard"/>
      <text:p text:style-name="Standard">One of the major improvements we’ve made was making consistent commits and updates of our work to the Git Repo. In addition, we utilised Microsoft Teams ‘Task’ feature to assign and track each member’s task<text:s/>checklist. As a result, we were able to accurately track team and individual progress and know which tasks were still outstanding and therefore needed resourcing. More tasks were completed on time for the first half of the assignment period, however we still ended up having people not deliver their tasks on time. Despite our troubles in Assignment 2, it seems that team members repeated the same mistakes and habits of non-attendance, lack of contribution and lack of communication during the later course for<text:s/>Assignment 3. At time of submission, we were still in a better position than in Assignment 2, but we still needed to ‘crunch’ for the final submission. Overall, my experience working with this group has been very mixed. Whilst I recognised that each member<text:s/>had strengths that theoretically created a great team composition, these strengths proved useless when individuals did not contribute as they should have. In my opinion, the lack of consequences contributed to the on-going team issues especially because some members did not take the assignments seriously.</text:p>
      <text:p text:style-name="Standard"/>
      <text:p text:style-name="Standard"/>
      <text:p text:style-name="Standard"/>
      <text:p text:style-name="Standard">Van’s Group Reflection</text:p>
      <text:p text:style-name="Standard"/>
      <text:p text:style-name="Standard">With the completion of Assignment 3, there have been quite a few variables identified in the previous Assignment in which the team made good improvements on. For instance, from<text:s/>Assignment 2, we found that the task tracking system that we used was quite unreliable and resolved ourselves to implement a better system that not only allowed for better accountability, but also acted as a surveillance. The use of Team’s inbuilt Task function allowed the team to make better decisions in administrating work appropriately and allowed us to identify items stuck in the backlog as outstanding early on, resulting in the ability to act and resolve these issues quickly. With the full capacity of<text:s/>the team, we demonstrated the ability to operate as a cohesive team during the early phases of the former half of the Assignment. Despite this slight improvement, there were many problems that plagued us in the previous Assignment that become apparent again. These pertain to the issues of non-attendance to meetings and tutorials, non-communication to the established channels, and probably the most impeding, the procrastination and non-completion of assigned tasks. These problems amalgamated with the high number of members showing a regression proved extremely irritating, forcing some members to take on more than their fair share of work again. To provide an analogy, the prototyping of the project was quite a demanding task but being co-signed to complete this with another member was reassuring only in appearances. With the other member demonstrating a lack of contribution to this task, I was liable to complete essentially, the whole project regarding prototyping. Consequently, I’ve had to put all my other subjects on the back burner, dedicating more time than I would have liked to in executing this task. From the collective Assignments, I have learnt that a Laissez-faire approach is only practical if everyone pulls their weight, and that sometimes, it might be<text:s/>best to play the villain to direct and manage a tea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Overall Group Reflection</text:p>
      <text:p text:style-name="Standard"/>
      <text:p text:style-name="Standard">As a team, it was agreed that there was some good progress and contributions made in Week 9 to Week 10. Everyone in the team at that point in time complete their allocated tasks on time and we were on track with our assignment. Expectations were high and the overall outlook was that we would be completing Assignment 3 without trouble. Unfortunately, shortly into Week 10, there continued issues amongst the team of non-attendance which resulted in many meetings needing to be re-scheduled. A lack of contribution became evident alongside members failing to deliver their tasks. All these issues were further expedited by a severe lack of communication. Learning from Assignment 2, tasks were quickly re-allocated to individuals who proved reliable and capable of completing these tasks on top of the work already allocated to them. Perhaps what was most concerning were occasions where members advised that they would complete a task by a deadline and not to worry about their part. What naturally resulted was that when the deadline came, it was found that members did in fact not complete or in some cases start their task. These occasions were where most of the task reallocation had to occur.<text:s/>A lack of transparency was crucial yet members still continued to not at the very least advise if they could not complete a task. This placed the team on numerous occasions in a position of rushing work, being unsure if tasks needed to be reallocated, and<text:s/>eventually ‘crunch’ time. What was surprising during this assignment was the fact that despite the major troubles we had during Assignment 2, the team still repeated the same mistakes and habits for Assignment 3. Thankfully, position that we were in for Assignment 3’s submission, was still much better compared to Assignment 2’s submission. Working within this group has been a valuable learning experience for all members. It has taught us that working in a group does not mean the workload for each member would be reduced, nor would our quality increase. On the contrary, some members needed to take a significant amount of workload whilst there were other members who had small amounts of workloads. We’ve learnt the quality of work goes only as far as the effort of each member, so it was never guaranteed that the quality would be consistent across the board. We’ve learnt that despite there being consequences of reduced marks based upon contribution, it was clear that some members unfortunately did not take these<text:s/>consequences seriously. Members will be more selective in the future group work to avoid encountering the same issues we’ve encountere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AU"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Van Pham</dc:creator>
    <meta:creation-date>2022-05-28T18:51:00Z</meta:creation-date>
    <dc:date>2022-05-28T11:34:00Z</dc:date>
    <meta:template xlink:href="Normal.dotm" xlink:type="simple"/>
    <meta:editing-cycles>10</meta:editing-cycles>
    <meta:editing-duration>PT4320S</meta:editing-duration>
    <meta:document-statistic meta:page-count="2" meta:paragraph-count="11" meta:word-count="896" meta:character-count="5998" meta:row-count="42" meta:non-whitespace-character-count="5113"/>
  </office:meta>
</office:document-meta>
</file>